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21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Post XtremeCS Workshop 1</text:p>
          </draw:text-box>
        </draw:frame>
        <draw:frame draw:style-name="gr1" draw:text-style-name="P2" draw:layer="layout" svg:width="6.8cm" svg:height="5.206cm" svg:x="10cm" svg:y="4.594cm">
          <draw:text-box>
            <text:p text:style-name="P1"><text:span text:style-name="T1">Solutions for:</text:span></text:p>
            <text:p text:style-name="P1"><text:span text:style-name="T1"/></text:p>
            <text:p text:style-name="P1"><text:span text:style-name="T1">- 1D Land</text:span></text:p>
            <text:p text:style-name="P1"><text:span text:style-name="T1">- Flower Girls</text:span></text:p>
          </draw:text-box>
        </draw:frame>
        <draw:frame draw:style-name="gr2" draw:text-style-name="P3" draw:layer="layout" svg:width="11.898cm" svg:height="0.979cm" svg:x="15.2cm" svg:y="13.8cm">
          <draw:text-box>
            <text:p>Rajith Vidanaarachchi | 12<text:span text:style-name="T2">th</text:span> August 2015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1D La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Based on IOI 2007 Problem “Fish”<text:line-break/>Difficulty Level : Easy</text:p>
                <text:p>Maximum Attained at XtremeCS : 22.33</text:p>
                <text:p/>
              </text:list-header>
              <text:list-item>
                <text:p>Characteristics of the Problem:</text:p>
                <text:list>
                  <text:list-item>
                    <text:p>Linear, up to 100,000 elements</text:p>
                  </text:list-item>
                  <text:list-item>
                    <text:p>Which kind of solution would work?</text:p>
                    <text:list>
                      <text:list-item>
                        <text:p>O(N)</text:p>
                      </text:list-item>
                      <text:list-item>
                        <text:p>O(N<text:span text:style-name="T3">2</text:span><text:span text:style-name="T4">)</text:span></text:p>
                      </text:list-item>
                      <text:list-item>
                        <text:p><text:span text:style-name="T4">O(2</text:span><text:span text:style-name="T3">N</text:span><text:span text:style-name="T4">)</text:span></text:p>
                      </text:list-item>
                      <text:list-item>
                        <text:p><text:span text:style-name="T4">O(log N)</text:span></text:p>
                      </text:list-item>
                      <text:list-item>
                        <text:p><text:span text:style-name="T4">O(N log 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1D La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can we derive from the Problem Statement</text:p>
                <text:list>
                  <text:list-item>
                    <text:p>Due to linear nature, sending food becomes simpler – from neighbour to neighbour.</text:p>
                  </text:list-item>
                  <text:list-item>
                    <text:p>(i.e. sending from 1<text:span text:style-name="T2">st</text:span> city to 3<text:span text:style-name="T2">rd</text:span> city is equal to sending <text:s/>from 1<text:span text:style-name="T2">st</text:span> to 2<text:span text:style-name="T2">nd</text:span>, then from 2<text:span text:style-name="T2">nd</text:span> to 3<text:span text:style-name="T2">rd</text:span>)</text:p>
                  </text:list-item>
                  <text:list-item>
                    <text:p>Can be easily sorted [ O(nlogn) ] to make the cities be in order. (The test data were sorted anyway)</text:p>
                  </text:list-item>
                </text:list>
                <text:p/>
              </text:list-item>
              <text:list-item>
                <text:p>Would a Complete Search work?</text:p>
                <text:list>
                  <text:list-item>
                    <text:p>Each city has 2 neighbours</text:p>
                  </text:list-item>
                  <text:list-item>
                    <text:p>Even if we try the decision of sending food or not, that's 4 decisions per city</text:p>
                  </text:list-item>
                  <text:list-item>
                    <text:p>Would be in O(4<text:span text:style-name="T5">^N) =&gt; Too large. Won't work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1D Land – Converting the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ink of a new way to state the problem.</text:p>
              </text:list-item>
              <text:list-item>
                <text:p>Can you find out whether, given an amount “f”, can the cities keep at least “f” amount of food after the season?</text:p>
              </text:list-item>
              <text:list-item>
                <text:p>This can be done by, starting at the 1<text:span text:style-name="T2">st</text:span> city and going through all the cities, while ensuring the cities keep “f” amount only.</text:p>
                <text:list>
                  <text:list-item>
                    <text:p>If has more, always send to the next city</text:p>
                  </text:list-item>
                  <text:list-item>
                    <text:p>If has less, get from the next city (Next city can go into negatives, it will retrieve from the next-next city)</text:p>
                  </text:list-item>
                  <text:list-item>
                    <text:p>If the very last city can keep “f” amount for itself, then it is possible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591cm" svg:height="0.954cm" svg:x="7.8cm" svg:y="13.6cm">
          <draw:text-box>
            <text:p xml:id="id1" text:id="id1" text:style-name="P5"><text:span text:style-name="T6">This makes the problem a Greedy Proble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1D Land – Next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minimum possible value for “f” is 0</text:p>
              </text:list-item>
              <text:list-item>
                <text:p>The maximum possible value for “f” is the average of all food</text:p>
              </text:list-item>
              <text:list-item>
                <text:p>A simple binary search can check from 0 to average to find the maximum possible value for “f”</text:p>
              </text:list-item>
              <text:list-item>
                <text:p>Binary Search would be O(lg N)</text:p>
              </text:list-item>
              <text:list-item>
                <text:p>Possibility check would be O(N)</text:p>
              </text:list-item>
              <text:list-item>
                <text:p>Total complexity O(N lg 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Flower Gir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Based on IOI 2007 Problem “Miners”</text:p>
                <text:p>Difficulty Level : Difficult</text:p>
                <text:p>Maximum Attained at XtremeCS : 26.23 Mark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lower Girls : Simple Recursive Solution</text:p>
          </draw:text-box>
        </draw:frame>
        <draw:frame presentation:style-name="pr4" draw:layer="layout" svg:width="25.199cm" svg:height="6.515cm" svg:x="1.201cm" svg:y="6.6cm" presentation:class="outline" presentation:user-transformed="true">
          <draw:text-box>
            <text:list text:style-name="L3">
              <text:list-header>
                <text:p>Flower( i , oldstate1, oldstate2) = {</text:p>
                <text:list>
                  <text:list-header>
                    <text:p>max(</text:p>
                    <text:list>
                      <text:list-header>
                        <text:p>Flower( i+1, newstate1, oldstate2) + Give(flowers[i], oldstate1),</text:p>
                        <text:p>Flower( i+1, oldstate1, newstate2) + Give(flowers[i], oldstate2) </text:p>
                      </text:list-header>
                    </text:list>
                    <text:p>)</text:p>
                  </text:list-header>
                </text:list>
                <text:p>}</text:p>
              </text:list-header>
            </text:list>
          </draw:text-box>
        </draw:frame>
        <draw:frame draw:style-name="gr2" draw:text-style-name="P3" draw:layer="layout" svg:width="10.823cm" svg:height="0.954cm" svg:x="15.4cm" svg:y="13.646cm">
          <draw:text-box>
            <text:p xml:id="id2" text:id="id2">This would have scored : 42.6 marks</text:p>
          </draw:text-box>
        </draw:frame>
        <draw:frame draw:style-name="gr2" draw:text-style-name="P3" draw:layer="layout" svg:width="20.352cm" svg:height="0.954cm" svg:x="2.248cm" svg:y="4.046cm">
          <draw:text-box>
            <text:p>Try giving each flower to both girls, and calculate all possible solution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Flower Girls : Dynamic Programm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nly 2 previous flowers affect the happiness of the girl,</text:p>
                <text:list>
                  <text:list-item>
                    <text:p>State information need not keep all the info</text:p>
                  </text:list-item>
                </text:list>
              </text:list-item>
              <text:list-item>
                <text:p>State would be either:</text:p>
                <text:list>
                  <text:list-item>
                    <text:p>RR, RT, RL, TR, TT, TL, LR, LT, LL or NULL (10 States per Girl)</text:p>
                  </text:list-item>
                  <text:list-item>
                    <text:p>Repeated States</text:p>
                  </text:list-item>
                  <text:list-item>
                    <text:p>Can use DP on: (i, state1, state2) – Greatly Reduces the time</text:p>
                  </text:list-item>
                  <text:list-item>
                    <text:p>Alltogether, 2 x 10 x N integers to be saved.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0.649cm" svg:height="0.954cm" svg:x="15.401cm" svg:y="13.646cm">
          <draw:text-box>
            <text:p xml:id="id3" text:id="id3">This would have scored : 100 mark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Flower Girls : Further Enhanc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the Original Problem, memory was limited. (XtremeCS Version did not limit the memory)</text:p>
              </text:list-item>
              <text:list-item>
                <text:p>If Memory was limited, keeping 200N values would be problematic.</text:p>
              </text:list-item>
              <text:list-item>
                <text:p>Only the last state of the 2 girls matter for a given solution.</text:p>
              </text:list-item>
              <text:list-item>
                <text:p>If we calculated Happiness values in the decreasing order (from N towards 0), only 200 values are needed to be stored at onc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ijth Vidanaarachchi</meta:initial-creator>
    <meta:creation-date>2015-08-10T16:03:49.401320000</meta:creation-date>
    <dc:date>2015-08-10T20:08:09.723656000</dc:date>
    <dc:creator>Raijth Vidanaarachchi</dc:creator>
    <meta:editing-duration>PT18M40S</meta:editing-duration>
    <meta:editing-cycles>3</meta:editing-cycles>
    <meta:generator>LibreOffice/4.4.4.3$MacOSX_X86_64 LibreOffice_project/2c39ebcf046445232b798108aa8a7e7d89552ea8</meta:generator>
    <meta:document-statistic meta:object-count="62"/>
  </office:meta>
</office:document-meta>
</file>